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22" style:family="table-cell" style:parent-style-name="Default">
      <style:table-cell-properties fo:background-color="#ffe994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1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table:style-name="ce113"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table:style-name="ce113"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table:style-name="ce113"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table:style-name="ce113"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 table:style-name="ce113" table:number-columns-repeated="2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table:style-name="ce113"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 table:style-name="ce113" table:number-columns-repeated="2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 table:style-name="ce113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 table:style-name="ce113" table:number-columns-repeated="2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 table:style-name="ce113" table:number-columns-repeated="2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table:style-name="ce113"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table:style-name="ce113"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table:style-name="ce113"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table:style-name="ce113"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table:style-name="ce113"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table:style-name="ce113"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/>
          <table:table-cell table:style-name="ce111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9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3.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22" office:value-type="string" calcext:value-type="string">
            <text:p>ED1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101 kN</text:p>
          </table:table-cell>
          <table:table-cell office:value-type="string" calcext:value-type="string">
            <text:p>77t</text:p>
          </table:table-cell>
          <table:table-cell table:style-name="ce102" office:value-type="string" calcext:value-type="string">
            <text:p>15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office:value-type="string" calcext:value-type="string">
            <text:p>ED50, ED13</text:p>
          </table:table-cell>
          <table:table-cell table:style-name="ce128"/>
          <table:table-cell office:value-type="float" office:value="1922" calcext:value-type="float">
            <text:p>1922</text:p>
          </table:table-cell>
          <table:table-cell office:value-type="string" calcext:value-type="string">
            <text:p>65/85</text:p>
          </table:table-cell>
          <table:table-cell table:style-name="ce111" office:value-type="string" calcext:value-type="string">
            <text:p>840 kW</text:p>
          </table:table-cell>
          <table:table-cell table:number-columns-repeated="2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ED19</text:p>
          </table:table-cell>
          <table:table-cell table:style-name="ce111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9kN</text:p>
          </table:table-cell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1 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8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9" calcext:value-type="float">
            <text:p>103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9" calcext:value-type="float">
            <text:p>1059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/>
          <table:table-cell table:style-name="ce111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Meitetsu EL120</text:p>
          </table:table-cell>
          <table:table-cell table:style-name="ce103" office:value-type="float" office:value="1106" calcext:value-type="float">
            <text:p>1106</text:p>
          </table:table-cell>
          <table:table-cell/>
          <table:table-cell table:style-name="ce111" table:number-columns-repeated="2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760kW</text:p>
          </table:table-cell>
          <table:table-cell table:style-name="Default"/>
          <table:table-cell table:style-name="Default" office:value-type="string" calcext:value-type="string">
            <text:p>4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91" office:value-type="string" calcext:value-type="string">
            <text:p>Oha 9590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Suha 44 series “Tokaido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002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12 series “Joyful Train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96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4"/>
          <table:table-cell table:style-name="Default"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017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table:style-name="Default" office:value-type="string" calcext:value-type="string">
            <text:p>Special Train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5" office:value-type="string" calcext:value-type="string">
            <text:p>50 series <text:s/>Joyful Train</text:p>
          </table:table-cell>
          <table:table-cell table:style-name="Default" office:value-type="string" calcext:value-type="string">
            <text:p>Special Train</text:p>
          </table:table-cell>
          <table:table-cell table:number-columns-repeated="2"/>
          <table:table-cell office:value-type="string" calcext:value-type="string">
            <text:p>American Train, Island Express, Nostalgic View, SL 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2"/>
          <table:table-cell table:style-name="ce102" office:value-type="string" calcext:value-type="string">
            <text:p>MAYU 33</text:p>
          </table:table-cell>
          <table:table-cell table:style-name="ce102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113" office:value-type="float" office:value="1357" calcext:value-type="float">
            <text:p>1357</text:p>
          </table:table-cell>
          <table:table-cell table:style-name="ce102" table:number-columns-repeated="4"/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13" office:value-type="float" office:value="1358" calcext:value-type="float">
            <text:p>1358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office:value-type="string" calcext:value-type="string">
            <text:p>Oha 35 converted for mail/luggage</text:p>
          </table:table-cell>
          <table:table-cell table:style-name="ce102"/>
          <table:table-cell table:style-name="ce102" office:value-type="float" office:value="1962" calcext:value-type="float">
            <text:p>1962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102" office:value-type="string" calcext:value-type="string">
            <text:p>Mail Van</text:p>
          </table:table-cell>
          <table:table-cell table:style-name="ce113" office:value-type="float" office:value="1359" calcext:value-type="float">
            <text:p>1359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table:number-columns-repeated="2"/>
          <table:table-cell table:style-name="ce102" office:value-type="float" office:value="1953" calcext:value-type="float">
            <text:p>1953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11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91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9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91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11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5"/>
          <table:table-cell table:style-name="ce111" office:value-type="string" calcext:value-type="string">
            <text:p>MaI 38</text:p>
          </table:table-cell>
          <table:table-cell table:style-name="ce111" table:number-columns-repeated="3"/>
          <table:table-cell table:style-name="ce111" office:value-type="string" calcext:value-type="string">
            <text:p>MaI 38</text:p>
          </table:table-cell>
          <table:table-cell table:style-name="ce111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 table:number-columns-repeated="2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/>
          <table:table-cell table:style-name="ce111" office:value-type="string" calcext:value-type="string">
            <text:p>Suro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(green)</text:p>
          </table:table-cell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21" office:value-type="string" calcext:value-type="string">
            <text:p>Surofu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111" table:number-columns-repeated="1022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6:42:56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9-09T00:43:45.379000000</dc:date>
    <meta:editing-duration>P77DT15H55M10S</meta:editing-duration>
    <meta:editing-cycles>96</meta:editing-cycles>
    <meta:generator>LibreOffice/7.0.3.1$Windows_X86_64 LibreOffice_project/d7547858d014d4cf69878db179d326fc3483e082</meta:generator>
    <meta:document-statistic meta:table-count="4" meta:cell-count="1773" meta:object-count="0"/>
  </office:meta>
</office:document-meta>
</file>